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<office:annotation><dc:creator>POD</dc:creator><dc:date>2015-01-13T16:43:42</dc:date><text:p>Error while evaluating the expression "'&lt;text:p&gt;' + p.name + '&lt;/text:p&gt;" defined in the "from" part of a statement. 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P2">This <office:annotation><dc:creator>POD</dc:creator><dc:date>2015-01-13T16:43:42</dc:date><text:p>Syntax error while parsing a note whose content is "[u'do table', u'do table again !', u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 {expression}, where {expression} is a Python expression that, when evaluated, produces a valid chunk of odt content that will be inserted instead of the element that is the target of the note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5-01-13T16:43:42</dc:date><text:p>Syntax error in "from" clause "fro m 'Hello'". A "from" clause has the form: from {expression}, where {expression} is a Python expression that, when evaluated, produces a valid chunk of odt content that will be inserted instead of the element that is the target of the note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